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E000003E8AAD8BD0DD6A51B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2.666cm" draw:z-index="0"><draw:image xlink:href="Pictures/10000000000002EE000003E8AAD8BD0DD6A51B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8:56:44.661790056</meta:creation-date>
    <dc:date>2019-11-20T21:49:28.650588030</dc:date>
    <meta:editing-duration>PT2H42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